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type="double" style:text-underline-width="auto" style:text-underline-color="font-color" fo:font-weight="bold" officeooo:rsid="00409fcb" officeooo:paragraph-rsid="00520b4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53671e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53671e" officeooo:paragraph-rsid="0053671e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3671e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df84f" officeooo:paragraph-rsid="004df84f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520b45" officeooo:paragraph-rsid="00520b45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520b45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text-align="center" style:justify-single-word="false"/>
      <style:text-properties officeooo:paragraph-rsid="004a3477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2-10T10:46:00.422882543</dc:date>
    <meta:editing-duration>P2DT2H14M44S</meta:editing-duration>
    <meta:editing-cycles>54</meta:editing-cycles>
    <meta:generator>LibreOffice/5.1.6.2$Linux_X86_64 LibreOffice_project/10m0$Build-2</meta:generator>
    <dc:title>ir.actions.report.xml</dc:title>
    <meta:document-statistic meta:table-count="0" meta:image-count="0" meta:object-count="0" meta:page-count="1" meta:paragraph-count="0" meta:word-count="0" meta:character-count="0" meta:non-whitespace-character-count="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